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等线" svg:font-family="等线" style:font-pitch="variable"/>
    <style:font-face style:name="等线1" svg:font-family="等线" style:font-family-generic="roman" style:font-pitch="variable"/>
    <style:font-face style:name="等线2" svg:font-family="等线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0.5in" fo:margin-right="0in" fo:text-indent="-0.25in" style:auto-text-indent="false"/>
      <style:text-properties fo:font-size="7pt" style:font-size-asian="7pt" style:font-size-complex="7pt"/>
    </style:style>
    <style:style style:name="P2" style:family="paragraph" style:parent-style-name="List_20_Paragraph">
      <style:paragraph-properties fo:margin-left="0.5in" fo:margin-right="0in" fo:text-indent="0in" style:auto-text-indent="false"/>
      <style:text-properties fo:font-size="7pt" officeooo:rsid="000b4bf0" style:font-size-asian="7pt" style:font-size-complex="7pt"/>
    </style:style>
    <style:style style:name="P3" style:family="paragraph" style:parent-style-name="List_20_Paragraph" style:list-style-name="WWNum1">
      <style:paragraph-properties fo:margin-left="0.5in" fo:margin-right="0in" fo:text-indent="-0.25in" style:auto-text-indent="false"/>
      <style:text-properties fo:font-size="7pt" officeooo:rsid="000b4bf0" officeooo:paragraph-rsid="000b4bf0" style:font-size-asian="7pt" style:font-size-complex="7pt"/>
    </style:style>
    <style:style style:name="P4" style:family="paragraph" style:parent-style-name="List_20_Paragraph" style:list-style-name="WWNum1a">
      <style:paragraph-properties fo:margin-left="0.25in" fo:margin-right="0in" fo:text-indent="-0.25in" style:auto-text-indent="false"/>
      <style:text-properties fo:font-size="7pt" style:font-size-asian="7pt" style:font-size-complex="7pt"/>
    </style:style>
    <style:style style:name="P5" style:family="paragraph" style:parent-style-name="Standard">
      <style:text-properties officeooo:rsid="000b4bf0" officeooo:paragraph-rsid="000b4bf0"/>
    </style:style>
    <style:style style:name="P6" style:family="paragraph" style:parent-style-name="Standard">
      <style:text-properties fo:font-weight="bold" officeooo:rsid="000b4bf0" officeooo:paragraph-rsid="000b4bf0" style:font-weight-asian="bold" style:font-weight-complex="bold"/>
    </style:style>
    <style:style style:name="P7" style:family="paragraph" style:parent-style-name="Standard">
      <style:text-properties fo:font-weight="normal" officeooo:rsid="000b4bf0" officeooo:paragraph-rsid="000b4bf0" style:font-weight-asian="normal" style:font-weight-complex="normal"/>
    </style:style>
    <style:style style:name="P8" style:family="paragraph" style:parent-style-name="Standard">
      <style:text-properties fo:font-weight="normal" officeooo:rsid="000b4bf0" officeooo:paragraph-rsid="00117508" style:font-weight-asian="normal" style:font-weight-complex="normal"/>
    </style:style>
    <style:style style:name="P9" style:family="paragraph" style:parent-style-name="Standard">
      <style:text-properties fo:font-weight="normal" officeooo:rsid="000d1888" officeooo:paragraph-rsid="000d1888" style:font-weight-asian="normal" style:font-weight-complex="normal"/>
    </style:style>
    <style:style style:name="P10" style:family="paragraph" style:parent-style-name="Standard">
      <style:text-properties officeooo:paragraph-rsid="000b4bf0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fo:font-size="7pt" officeooo:rsid="000b4bf0" officeooo:paragraph-rsid="000b4bf0" style:font-size-asian="7pt" style:font-size-complex="7pt"/>
    </style:style>
    <style:style style:name="P12" style:family="paragraph" style:parent-style-name="Standard">
      <style:text-properties fo:font-size="12pt" fo:font-weight="bold" officeooo:rsid="000b4bf0" officeooo:paragraph-rsid="000b4bf0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0b4bf0" officeooo:paragraph-rsid="000b4bf0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officeooo:rsid="000b4bf0" officeooo:paragraph-rsid="000b4bf0" style:font-size-asian="12pt" style:font-weight-asian="normal" style:font-size-complex="12pt" style:font-weight-complex="normal"/>
    </style:style>
    <style:style style:name="P15" style:family="paragraph" style:parent-style-name="Standard">
      <style:text-properties officeooo:paragraph-rsid="00117508"/>
    </style:style>
    <style:style style:name="P16" style:family="paragraph">
      <style:paragraph-properties fo:text-align="center"/>
    </style:style>
    <style:style style:name="P17" style:family="paragraph">
      <style:text-properties style:font-name="F" fo:font-size="12pt"/>
    </style:style>
    <style:style style:name="P18" style:family="paragraph">
      <style:text-properties fo:color="#000000" loext:opacity="100%" style:font-name="F"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4bf0" style:font-weight-asian="normal" style:font-weight-complex="normal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language="en" fo:country="US"/>
    </style:style>
    <style:style style:name="T5" style:family="text">
      <style:text-properties fo:color="#000000" loext:opacity="100%" fo:font-size="7pt" fo:language="en" fo:country="US" style:font-size-asian="7pt" style:font-size-complex="7pt"/>
    </style:style>
    <style:style style:name="T6" style:family="text">
      <style:text-properties fo:color="#000000" loext:opacity="100%" fo:font-size="7pt" fo:language="en" fo:country="US" fo:font-weight="normal" officeooo:rsid="000b4bf0" style:font-size-asian="6.09999990463257pt" style:font-weight-asian="normal" style:font-size-complex="7pt" style:font-weight-complex="normal"/>
    </style:style>
    <style:style style:name="T7" style:family="text">
      <style:text-properties fo:color="#000000" loext:opacity="100%" fo:font-size="9pt" fo:language="en" fo:country="US" fo:font-weight="normal" officeooo:rsid="000b4bf0" style:font-size-asian="9pt" style:font-weight-asian="normal" style:font-size-complex="9pt" style:font-weight-complex="normal"/>
    </style:style>
    <style:style style:name="T8" style:family="text">
      <style:text-properties fo:color="#000000" loext:opacity="100%" fo:font-size="9pt" fo:language="en" fo:country="US" fo:font-weight="normal" style:font-size-asian="9pt" style:font-weight-asian="normal" style:font-size-complex="9pt" style:font-weight-complex="normal"/>
    </style:style>
    <style:style style:name="T9" style:family="text">
      <style:text-properties fo:color="#000000" loext:opacity="100%" fo:language="en" fo:country="US"/>
    </style:style>
    <style:style style:name="T10" style:family="text">
      <style:text-properties fo:color="#000000" loext:opacity="100%" fo:language="en" fo:country="US" fo:font-weight="normal" style:font-weight-asian="normal" style:font-weight-complex="normal"/>
    </style:style>
    <style:style style:name="T11" style:family="text">
      <style:text-properties fo:color="#000000" loext:opacity="100%" fo:language="en" fo:country="US" fo:font-weight="normal" officeooo:rsid="00118e04" style:font-weight-asian="normal" style:font-weight-complex="normal"/>
    </style:style>
    <style:style style:name="T12" style:family="text">
      <style:text-properties fo:color="#000000" loext:opacity="100%" fo:language="en" fo:country="US" officeooo:rsid="00118e04"/>
    </style:style>
    <style:style style:name="T13" style:family="text">
      <style:text-properties fo:color="#000000" loext:opacity="100%" fo:font-size="12pt" fo:language="en" fo:country="US" fo:font-weight="normal" officeooo:rsid="000b4bf0" style:font-size-asian="10.5pt" style:font-weight-asian="normal" style:font-size-complex="12pt" style:font-weight-complex="normal"/>
    </style:style>
    <style:style style:name="T14" style:family="text">
      <style:text-properties fo:color="#000000" loext:opacity="100%" fo:font-size="12pt" fo:language="en" fo:country="US" officeooo:rsid="000b4bf0" style:font-size-asian="10.5pt" style:font-size-complex="12pt"/>
    </style:style>
    <style:style style:name="T15" style:family="text">
      <style:text-properties officeooo:rsid="00118e04"/>
    </style:style>
    <style:style style:name="T16" style:family="text">
      <style:text-properties style:font-name="F" fo:font-size="12pt"/>
    </style:style>
    <style:style style:name="T17" style:family="text">
      <style:text-properties fo:color="#000000" loext:opacity="100%" style:font-name="F" fo:font-size="12pt"/>
    </style:style>
    <style:style style:name="gr1" style:family="graphic">
      <style:graphic-properties draw:textarea-horizontal-align="justify" draw:textarea-vertical-align="middle" draw:auto-grow-height="false" fo:min-height="0.3925in" fo:min-width="1.874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start="Arrow" draw:marker-start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3819in" fo:min-width="1.308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4917in" fo:min-width="1.724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5272in" fo:min-width="1.175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5902in" fo:min-width="1.562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4126in" fo:min-width="1.396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3402in" fo:min-width="1.318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3339in" fo:min-width="1.410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4972in" fo:min-width="1.140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3339in" fo:min-width="1.260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5846in" fo:min-width="1.516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2598in" fo:min-width="1.118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2299in" fo:min-width="1.093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261in" fo:min-width="0.933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2874in" fo:min-width="0.930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4799in" fo:min-width="1.394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2874in" fo:min-width="1.109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0.2409in" fo:min-width="1.091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textarea-horizontal-align="justify" draw:textarea-vertical-align="middle" draw:auto-grow-height="false" fo:min-height="0.2354in" fo:min-width="1.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textarea-horizontal-align="justify" draw:textarea-vertical-align="middle" draw:auto-grow-height="false" fo:min-height="0.2618in" fo:min-width="1.059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draw:textarea-horizontal-align="justify" draw:textarea-vertical-align="middle" draw:auto-grow-height="false" fo:min-height="0.3138in" fo:min-width="1.071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draw:textarea-horizontal-align="justify" draw:textarea-vertical-align="middle" draw:auto-grow-height="false" fo:min-height="0.422in" fo:min-width="0.983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aytrix Plan:</text:p>
      <text:p text:style-name="P5"/>
      <text:p text:style-name="P6">HOME (default) : <text:span text:style-name="T15">(3 hours)</text:span></text:p>
      <text:p text:style-name="P5">1- advertisement</text:p>
      <text:p text:style-name="P5"/>
      <text:p text:style-name="P6">ORDER: <text:span text:style-name="T15">(3 – 4 days)</text:span></text:p>
      <text:p text:style-name="P6">#<text:span text:style-name="T1">BIG BUTTONS:</text:span></text:p>
      <text:p text:style-name="P7">1- menu QR </text:p>
      <text:p text:style-name="P7">2- valet (ticket number _high user experience is a must_ )</text:p>
      <text:p text:style-name="P7"/>
      <text:p text:style-name="P7">#SMALL <text:s/>BUTTONS:</text:p>
      <text:p text:style-name="P7">napkins, sugar, salt, oil, glass of ice, empty glass, sous plat, bill, shisha sharcoal, toothpic, kutchup.</text:p>
      <text:p text:style-name="P7">_note: buttons are dynamic_</text:p>
      <text:p text:style-name="P7"/>
      <text:p text:style-name="P6">SURVEY: <text:span text:style-name="T15">(3 hours)</text:span></text:p>
      <text:p text:style-name="P7">customer credentials =&gt; ...questions =&gt; animations =&gt; thanksfull message.</text:p>
      <text:p text:style-name="P7"/>
      <text:p text:style-name="P7">#CREDENTIALS: fullName*, mobileNum*, email.</text:p>
      <text:p text:style-name="P7"><text:s/></text:p>
      <text:p text:style-name="P7">#QUESTIONS:</text:p>
      <text:list text:style-name="WWNum1">
        <text:list-item>
          <text:p text:style-name="P1" loext:marker-style-name="T3">Quality of Food:</text:p>
        </text:list-item>
        <text:list-item>
          <text:p text:style-name="P1" loext:marker-style-name="T3">Quality of Service:<text:span text:style-name="T4"/></text:p>
        </text:list-item>
        <text:list-item>
          <text:p text:style-name="P1" loext:marker-style-name="T3">Friendliness of Staff:<text:span text:style-name="T4"/></text:p>
        </text:list-item>
        <text:list-item>
          <text:p text:style-name="P1" loext:marker-style-name="T3">Value of Money:<text:span text:style-name="T4"/></text:p>
        </text:list-item>
        <text:list-item>
          <text:p text:style-name="P1" loext:marker-style-name="T3">Cleanliness of Restaurant:<text:span text:style-name="T4"/></text:p>
        </text:list-item>
        <text:list-item>
          <text:p text:style-name="P1" loext:marker-style-name="T3">Restaurant Design:<text:span text:style-name="T4"/></text:p>
        </text:list-item>
        <text:list-item>
          <text:p text:style-name="P1" loext:marker-style-name="T3">WayTrix Device Service:</text:p>
        </text:list-item>
        <text:list-item>
          <text:p text:style-name="P3" loext:marker-style-name="T3">Additional comments (text)</text:p>
        </text:list-item>
      </text:list>
      <text:p text:style-name="P2" loext:marker-style-name="T3"><text:span text:style-name="T4"/></text:p>
      <text:p text:style-name="P7"><text:span text:style-name="T4">#BUTTONS UNDER EACH QUESTIONS:</text:span></text:p>
      <text:list text:style-name="WWNum1a">
        <text:list-item>
          <text:p text:style-name="P4" loext:marker-style-name="T3"><text:span text:style-name="T4">Excellent</text:span> green</text:p>
        </text:list-item>
        <text:list-item>
          <text:p text:style-name="P4" loext:marker-style-name="T3">Good <text:s/>light green<text:span text:style-name="T4"/></text:p>
        </text:list-item>
        <text:list-item>
          <text:p text:style-name="P4" loext:marker-style-name="T3">Average <text:s/>Yellow<text:span text:style-name="T4"/></text:p>
        </text:list-item>
        <text:list-item>
          <text:p text:style-name="P4" loext:marker-style-name="T3">Poor <text:s/>Red<text:span text:style-name="T4"/></text:p>
        </text:list-item>
      </text:list>
      <text:p text:style-name="P11" loext:marker-style-name="T3"><text:span text:style-name="T4"/></text:p>
      <text:p text:style-name="P11" loext:marker-style-name="T3"><text:span text:style-name="T4"/></text:p>
      <text:p text:style-name="P6">BONUS PAGE: <text:span text:style-name="T15">( 2 days)</text:span></text:p>
      <text:p text:style-name="P7">spin wheel game,</text:p>
      <text:p text:style-name="P10"><text:span text:style-name="T2">signup( </text:span><text:span text:style-name="T7">First Name, Last Name, Phone Number, and email.) =&gt; verification code sent to phone number so the account will be verified =&gt; every account can spin the wheel once every 24 hours =&gt; pts earned are (</text:span><text:span text:style-name="T5">1,3,5,7,10,15,20</text:span><text:span text:style-name="T7">)</text:span></text:p>
      <text:p text:style-name="P10"><text:span text:style-name="T7"/></text:p>
      <text:p text:style-name="P5"><text:span text:style-name="T8">voucher are set by super admin _add or remoove_ (waytrix) =&gt; user can click on them and points are directly reduced =&gt; email both directional way to the voucher giver (it can be any store, so must be dyamic) and the customer. </text:span></text:p>
      <text:p text:style-name="P5"><text:span text:style-name="T8"/></text:p>
      <text:p text:style-name="P5"><text:span text:style-name="T8">Note that customer account must be automatically logged out after 30 min</text:span></text:p>
      <text:p text:style-name="P5"><text:span text:style-name="T8"/></text:p>
      <text:p text:style-name="P12"><text:span text:style-name="T9">CONTACT US PAGE:</text:span><text:span text:style-name="T12">(1 day max) </text:span></text:p>
      <text:p text:style-name="P14"><text:span text:style-name="T9">1- name phone text</text:span></text:p>
      <text:p text:style-name="P14"><text:span text:style-name="T9">2- partner (logo name phone description)</text:span></text:p>
      <text:p text:style-name="P14"><text:span text:style-name="T9"/></text:p>
      <text:p text:style-name="P13"><text:span text:style-name="T9">ACCOUNTS: </text:span></text:p>
      <text:p text:style-name="P13"><text:span text:style-name="T10">superAdmin (waytrix owner) , admin (resto), customer, waiter</text:span><text:span text:style-name="T12">(1 day)</text:span><text:span text:style-name="T10">, valetParking</text:span><text:span text:style-name="T12">(1day)</text:span><text:span text:style-name="T10">, table account</text:span><text:span text:style-name="T12">(1day)</text:span><text:span text:style-name="T10">.</text:span></text:p>
      <text:p text:style-name="P13"><text:span text:style-name="T10"/></text:p>
      <text:p text:style-name="P13"><text:span text:style-name="T9">SuperAdmin Account:</text:span><text:span text:style-name="T12">(3 day) </text:span></text:p>
      <text:p text:style-name="P13"><text:span text:style-name="T10">1- add admins</text:span></text:p>
      <text:p text:style-name="P13"><text:span text:style-name="T10">2- add buttons</text:span></text:p>
      <text:p text:style-name="P13"><text:span text:style-name="T10">3- add advertisement</text:span></text:p>
      <text:p text:style-name="P13"><text:span text:style-name="T10">4- view feedback</text:span></text:p>
      <text:p text:style-name="P13"><text:soft-page-break/><text:span text:style-name="T10">5- add partners</text:span></text:p>
      <text:p text:style-name="P13"><text:span text:style-name="T9">admin account:</text:span><text:span text:style-name="T12">(3 day) </text:span></text:p>
      <text:p text:style-name="P10"><draw:path text:anchor-type="paragraph" draw:z-index="0" draw:name="Bézier curve 1" draw:style-name="gr25" draw:text-style-name="P16" svg:width="0.3039in" svg:height="0.2469in" draw:transform="rotate (0.35709436495804) translate (0.909158073227842in 0.106127077876719in)" svg:viewBox="0 0 773 628" svg:d="M0 620c177 39 351-78 523-55 266 34 328-290 144-386-141-72-286-136-441-164l-121-15"><text:p/></draw:path><text:span text:style-name="T13">1- add tables <text:s text:c="10"/></text:span><text:span text:style-name="T6">assign</text:span></text:p>
      <text:p text:style-name="P7">2- add waiter </text:p>
      <text:p text:style-name="P7">3- upload menu</text:p>
      <text:p text:style-name="P7">4- collect survey</text:p>
      <text:p text:style-name="P7"/>
      <text:p text:style-name="P6">IMP NOTES:</text:p>
      <text:p text:style-name="P7">adv size is the size of a reel</text:p>
      <text:p text:style-name="P9">60 sec of inativity go to the default home screen</text:p>
      <text:p text:style-name="P9">application exit shoold be protected by a password</text:p>
      <text:p text:style-name="P9"/>
      <text:p text:style-name="P15"><draw:custom-shape text:anchor-type="paragraph" draw:z-index="14" draw:name="Shape 9" draw:style-name="gr16" svg:width="0.9614in" svg:height="0.2894in" svg:x="4.1772in" svg:y="0.0043in"><text:p text:style-name="P18"><text:span text:style-name="T17">add tab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name="Horizontal line 6" draw:style-name="gr2" draw:text-style-name="P16" svg:x1="5.1382in" svg:y1="0.1661in" svg:x2="5.8555in" svg:y2="0.6232in"><text:p/></draw:line><text:span text:style-name="T14">add tables</text:span></text:p>
      <text:p text:style-name="P9"/>
      <text:p text:style-name="P8"><draw:custom-shape text:anchor-type="paragraph" draw:z-index="1" draw:name="Shape 1" draw:style-name="gr24" svg:width="0.9843in" svg:height="0.4224in" svg:x="-0.1457in" svg:y="0.2854in"><text:p>superAdmin</text:p><draw:enhanced-geometry svg:viewBox="0 0 21600 21600" draw:type="rectangle" draw:enhanced-path="M 0 0 L 21600 0 21600 21600 0 21600 0 0 Z N"/></draw:custom-shape><draw:custom-shape text:anchor-type="paragraph" draw:z-index="4" draw:name="Shape 3" draw:style-name="gr22" svg:width="1.0878in" svg:height="0.2898in" svg:x="1.1799in" svg:y="0.2972in"><text:p>Add butto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Horizontal line 2" draw:style-name="gr5" draw:text-style-name="P16" svg:x1="0.8382in" svg:y1="0.3953in" svg:x2="1.1728in" svg:y2="0.3953in"><text:p/></draw:line><draw:custom-shape text:anchor-type="paragraph" draw:z-index="6" draw:name="Shape 4" draw:style-name="gr21" svg:width="1.3252in" svg:height="0.2606in" svg:x="1.1799in" svg:y="0.6909in"><text:p>Add advertiseme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 5" draw:style-name="gr20" svg:width="1.1169in" svg:height="0.2661in" svg:x="1.1681in" svg:y="1.0791in"><text:p>View feedbac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 6" draw:style-name="gr19" svg:width="1.1398in" svg:height="0.3185in" svg:x="1.1626in" svg:y="1.4437in"><text:p>Add partner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name="Horizontal line 3" draw:style-name="gr5" draw:text-style-name="P16" svg:x1="0.8453in" svg:y1="0.4992in" svg:x2="1.1799in" svg:y2="0.7665in"><text:p/></draw:line><draw:line text:anchor-type="paragraph" draw:z-index="10" draw:name="Horizontal line 4" draw:style-name="gr5" draw:text-style-name="P16" svg:x1="0.8382in" svg:y1="0.5929in" svg:x2="1.1681in" svg:y2="1.2004in"><text:p/></draw:line><draw:line text:anchor-type="paragraph" draw:z-index="11" draw:name="Horizontal line 5" draw:style-name="gr5" draw:text-style-name="P16" svg:x1="0.8382in" svg:y1="0.6453in" svg:x2="1.1626in" svg:y2="1.5244in"><text:p/></draw:line><draw:custom-shape text:anchor-type="paragraph" draw:z-index="12" draw:name="Shape 7" draw:style-name="gr18" svg:width="1.3949in" svg:height="0.4803in" svg:x="5.798in" svg:y="0.2in"><text:p>Admin account</text:p><draw:enhanced-geometry svg:viewBox="0 0 21600 21600" draw:type="rectangle" draw:enhanced-path="M 0 0 L 21600 0 21600 21600 0 21600 0 0 Z N"/></draw:custom-shape><draw:custom-shape text:anchor-type="paragraph" draw:z-index="15" draw:name="Shape 14" draw:style-name="gr15" draw:text-style-name="P17" svg:width="1.1177in" svg:height="0.2539in" svg:x="4.1598in" svg:y="0.7618in"><text:p text:style-name="P17"><text:span text:style-name="T16">u</text:span><text:span text:style-name="T16">p</text:span><text:span text:style-name="T16">l</text:span><text:span text:style-name="T16">o</text:span><text:span text:style-name="T16">a</text:span><text:span text:style-name="T16">d</text:span><text:span text:style-name="T16"> </text:span><text:span text:style-name="T16">m</text:span><text:span text:style-name="T16">e</text:span><text:span text:style-name="T16">n</text:span><text:span text:style-name="T16">u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 15" draw:style-name="gr14" draw:text-style-name="P17" svg:width="1.1469in" svg:height="0.2878in" svg:x="4.211in" svg:y="1.2953in"><text:p text:style-name="P17"><text:span text:style-name="T16">collect surve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 8" draw:style-name="gr17" svg:width="0.9614in" svg:height="0.3185in" svg:x="4.1772in" svg:y="0.1417in"><text:p text:style-name="P17"><text:span text:style-name="T16">add wai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8" draw:name="Horizontal line 7" draw:style-name="gr2" draw:text-style-name="P16" svg:x1="5.1382in" svg:y1="0.228in" svg:x2="5.8264in" svg:y2="0.2862in"><text:p/></draw:line><draw:line text:anchor-type="paragraph" draw:z-index="19" draw:name="Horizontal line 8" draw:style-name="gr2" draw:text-style-name="P16" svg:x1="5.2772in" svg:y1="0.7949in" svg:x2="5.8382in" svg:y2="0.361in"><text:p/></draw:line><draw:line text:anchor-type="paragraph" draw:z-index="20" draw:name="Horizontal line 9" draw:style-name="gr2" draw:text-style-name="P16" svg:x1="5.3575in" svg:y1="1.2953in" svg:x2="5.9941in" svg:y2="0.5752in"><text:p/></draw:line><draw:custom-shape text:anchor-type="paragraph" draw:z-index="2" draw:name="Shape 2" draw:style-name="gr23" svg:width="1.1051in" svg:height="0.3476in" svg:x="1.2209in" svg:y="1.911in"><text:p>Add admi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name="Horizontal line 1" draw:style-name="gr5" draw:text-style-name="P16" svg:x1="0.6992in" svg:y1="0.7075in" svg:x2="1.2209in" svg:y2="2.2012in"><text:p/></draw:line><draw:custom-shape text:anchor-type="paragraph" draw:z-index="21" draw:name="Shape 10" draw:style-name="gr13" svg:width="1.5169in" svg:height="0.585in" svg:x="5.4098in" svg:y="2.6063in"><text:p>Customer account</text:p><draw:enhanced-geometry svg:viewBox="0 0 21600 21600" draw:type="rectangle" draw:enhanced-path="M 0 0 L 21600 0 21600 21600 0 21600 0 0 Z N"/></draw:custom-shape><draw:line text:anchor-type="paragraph" draw:z-index="22" draw:name="Horizontal line 10" draw:style-name="gr2" draw:text-style-name="P16" svg:x1="4.7154in" svg:y1="2.578in" svg:x2="5.4098in" svg:y2="2.6752in"><text:p/></draw:line><draw:custom-shape text:anchor-type="paragraph" draw:z-index="23" draw:name="Shape 11" draw:style-name="gr12" svg:width="1.2969in" svg:height="0.3705in" svg:x="3.4945in" svg:y="2.4681in"><text:p>Spin wheel gam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 12" draw:style-name="gr11" svg:width="1.1406in" svg:height="0.4976in" svg:x="-0.3252in" svg:y="3.2854in"><text:p>table</text:p><draw:enhanced-geometry svg:viewBox="0 0 21600 21600" draw:type="rectangle" draw:enhanced-path="M 0 0 L 21600 0 21600 21600 0 21600 0 0 Z N"/></draw:custom-shape><draw:custom-shape text:anchor-type="paragraph" draw:z-index="25" draw:name="Shape 13" draw:style-name="gr10" svg:width="1.4469in" svg:height="0.3705in" svg:x="1.1799in" svg:y="2.9846in"><text:p>Use butto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6" draw:name="Horizontal line 11" draw:style-name="gr5" draw:text-style-name="P16" svg:x1="0.4043in" svg:y1="3.3543in" svg:x2="1.2087in" svg:y2="3.0945in"><text:p/></draw:line><draw:line text:anchor-type="paragraph" draw:z-index="27" draw:name="Horizontal line 12" draw:style-name="gr5" draw:text-style-name="P16" svg:x1="0.3346in" svg:y1="3.561in" svg:x2="1.2201in" svg:y2="3.5965in"><text:p/></draw:line><draw:custom-shape text:anchor-type="paragraph" draw:z-index="28" draw:name="Shape 16" draw:style-name="gr9" svg:width="1.3543in" svg:height="0.3768in" svg:x="1.2953in" svg:y="3.4634in"><text:p>Fill surve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9" draw:name="Horizontal line 13" draw:style-name="gr5" draw:text-style-name="P16" svg:x1="0.4563in" svg:y1="3.722in" svg:x2="1.4752in" svg:y2="4.4512in"><text:p/></draw:line><draw:custom-shape text:anchor-type="paragraph" draw:z-index="30" draw:name="Shape 17" draw:style-name="gr8" svg:width="1.4413in" svg:height="0.4571in" svg:x="1.5791in" svg:y="4.2028in"><text:p>Fill contact us for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Shape 18" draw:style-name="gr7" svg:width="1.563in" svg:height="0.5906in" svg:x="5.4618in" svg:y="3.6154in"><text:p>Waiter account</text:p><draw:enhanced-geometry svg:viewBox="0 0 21600 21600" draw:type="rectangle" draw:enhanced-path="M 0 0 L 21600 0 21600 21600 0 21600 0 0 Z N"/></draw:custom-shape><draw:line text:anchor-type="paragraph" draw:z-index="32" draw:name="Horizontal line 14" draw:style-name="gr2" draw:text-style-name="P16" svg:x1="4.5244in" svg:y1="3.5055in" svg:x2="5.7799in" svg:y2="3.6783in"><text:p/></draw:line><draw:custom-shape text:anchor-type="paragraph" draw:z-index="33" draw:name="Shape 19" draw:style-name="gr6" svg:width="1.2331in" svg:height="0.5843in" svg:x="3.2283in" svg:y="3.222in"><text:p>Receive ord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4" draw:name="Horizontal line 15" draw:style-name="gr5" draw:text-style-name="P16" svg:x1="2.528in" svg:y1="3.1866in" svg:x2="3.2634in" svg:y2="3.3957in"><text:p/></draw:line><draw:custom-shape text:anchor-type="paragraph" draw:z-index="35" draw:name="Shape 20" draw:style-name="gr4" svg:width="1.7248in" svg:height="0.4921in" svg:x="5.4508in" svg:y="5.0783in"><text:p>Valet parking acount</text:p><draw:enhanced-geometry svg:viewBox="0 0 21600 21600" draw:type="rectangle" draw:enhanced-path="M 0 0 L 21600 0 21600 21600 0 21600 0 0 Z N"/></draw:custom-shape><draw:line text:anchor-type="paragraph" draw:z-index="36" draw:name="Horizontal line 16" draw:style-name="gr2" draw:text-style-name="P16" svg:x1="4.5535in" svg:y1="5.2165in" svg:x2="5.4508in" svg:y2="5.1827in"><text:p/></draw:line><draw:custom-shape text:anchor-type="paragraph" draw:z-index="37" draw:name="Shape 21" draw:style-name="gr3" svg:width="1.3488in" svg:height="0.4224in" svg:x="3.078in" svg:y="5.1075in"><text:p>Generate ticker nu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8" draw:name="Horizontal line 17" draw:style-name="gr2" draw:text-style-name="P16" svg:x1="4.5244in" svg:y1="6.0098in" svg:x2="5.7626in" svg:y2="5.5291in"><text:p/></draw:line><draw:custom-shape text:anchor-type="paragraph" draw:z-index="39" draw:name="Shape 22" draw:style-name="gr1" svg:width="1.9161in" svg:height="0.4343in" svg:x="2.4984in" svg:y="5.911in"><text:p>Receive order to regive c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>add waiter </text:span>add wait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等线" svg:font-family="等线" style:font-pitch="variable"/>
    <style:font-face style:name="等线1" svg:font-family="等线" style:font-family-generic="roman" style:font-pitch="variable"/>
    <style:font-face style:name="等线2" svg:font-family="等线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orphans="2" fo:widows="2"/>
      <style:text-properties style:font-name="等线1" fo:font-family="等线" style:font-family-generic="roman" style:font-pitch="variable" fo:font-size="12pt" fo:language="ar" fo:country="SA" style:font-name-asian="等线2" style:font-family-asian="等线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3:12:55.873162261</meta:creation-date>
    <meta:editing-cycles>5</meta:editing-cycles>
    <dc:date>2024-06-10T14:20:57.105726294</dc:date>
    <meta:editing-duration>PT1H8M</meta:editing-duration>
    <meta:generator>LibreOffice/7.6.7.2$Linux_X86_64 LibreOffice_project/60$Build-2</meta:generator>
    <meta:document-statistic meta:table-count="0" meta:image-count="0" meta:object-count="0" meta:page-count="2" meta:paragraph-count="55" meta:word-count="312" meta:character-count="1860" meta:non-whitespace-character-count="1591"/>
  </office:meta>
</office:document-meta>
</file>